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Group 6 Testing Questionaire</text:p>
      <text:p text:style-name="Standard"/>
      <text:p text:style-name="Standard">Q<text:span text:style-name="T2">1</text:span>: Were you able to successfully hunt any dinosaurs? If so, which ones, and how? Which weapons and armour did you use and how many hunters did you send?<text:s/></text:p>
      <text:p text:style-name="Standard">Yes,<text:s/>a large carnivour,<text:s/>I used basic armor and weapons and I used every hunter</text:p>
      <text:p text:style-name="Standard"/>
      <text:p text:style-name="Standard">Q<text:span text:style-name="T3">2</text:span>: Was it clear what each of the buildings did and how to use them?<text:s/></text:p>
      <text:p text:style-name="Standard">not completely but i did use them to try and stop the green collector guy from dying</text:p>
      <text:p text:style-name="Standard"/>
      <text:p text:style-name="Standard">Q<text:span text:style-name="T4">3</text:span>: Were<text:s/><text:span text:style-name="T5">there any issues with the buildings?</text:span><text:span text:style-name="T6"><text:s/></text:span></text:p>
      <text:p text:style-name="Standard"><text:span text:style-name="T7">Mainly just being able to build something over the camp fire</text:span></text:p>
      <text:p text:style-name="Standard"/>
      <text:p text:style-name="P8">Q4: Were you able to work out the menus? Could you find everything you were looking for? If not, what did you struggle with?<text:s/></text:p>
      <text:p text:style-name="P9">I was able to find everything</text:p>
      <text:p text:style-name="P10"/>
      <text:p text:style-name="Standard">Q<text:span text:style-name="T11">5</text:span>: Did you encounter any bugs while playing? If so, what were they and what lead to them occuring?<text:s/></text:p>
      <text:p text:style-name="Standard">Herbivours were able to attack me and carnivours attacked me very early on</text:p>
      <text:p text:style-name="Standard"/>
      <text:p text:style-name="Standard">Q6: Did you enjoy the game? If so, which aspects?<text:s/></text:p>
      <text:p text:style-name="Standard">I enjoyed it overall, i mainly enjoyed trying to stop the green guy and exploring the area</text:p>
      <text:p text:style-name="Standard"/>
      <text:p text:style-name="Standard">Q7: Was there anything you didn't enjoy? If so, which aspects?<text:s/></text:p>
      <text:p text:style-name="Standard">I didn’t like how quickly the monsters attacked and how they appeared on top of where my team steves spawned</text:p>
      <text:p text:style-name="Standard"/>
      <text:p text:style-name="Standard">Q8: Was there anything you couldn't understand? If<text:s/>so, what?<text:s/></text:p>
      <text:p text:style-name="Standard">i didnt quite understand why the herbivours where much more agressive than the carnivours</text:p>
      <text:p text:style-name="Standard"/>
      <text:p text:style-name="Standard">Q9: How long did you play for?<text:s/></text:p>
      <text:p text:style-name="Standard">15 minutes</text:p>
      <text:p text:style-name="Standard"/>
      <text:p text:style-name="Standard">Q10: Anything else to add relating to the game that doesn't fit in the categories above?<text:s/></text:p>
      <text:p text:style-name="Standard">I didnt quite understand why i couldnt look up, small thing it was just wierd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ss Warren</dc:creator>
    <meta:creation-date>2018-04-24T19:14:00Z</meta:creation-date>
    <dc:date>2018-04-24T19:14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30" meta:character-count="1544" meta:row-count="10" meta:non-whitespace-character-count="1317"/>
  </office:meta>
</office:document-meta>
</file>